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A000000064038056564B415F20F.jpg" manifest:media-type="image/jpeg"/>
  <manifest:file-entry manifest:full-path="Pictures/10000000000007800000043818FA1BCFC5DFB8E6.jpg" manifest:media-type="image/jpeg"/>
  <manifest:file-entry manifest:full-path="Pictures/1000020100000780000004B043A3F1D1F1EC65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4" svg:font-family="Calibri" style:font-adornments="Regular"/>
    <style:font-face style:name="Calibri3" svg:font-family="Calibri" style:font-adornments="Regular" style:font-pitch="fixed"/>
    <style:font-face style:name="Noto Mono2" svg:font-family="'Noto Mono'" style:font-adornments="Regular" style:font-pitch="fixed"/>
    <style:font-face style:name="Calibri1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Noto Mono1" svg:font-family="'Noto Mono'" style:font-adornments="Regular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Mono" svg:font-family="'Noto Mono'" style:font-family-generic="roman" style:font-pitch="variable"/>
    <style:font-face style:name="Noto Mono3" svg:font-family="'Noto Mono'" style:font-adornments="Regular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92d050" draw:fill-image-name="msFillBitmap_20_18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color="#92d050" draw:fill-image-name="msFillBitmap_20_182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color="#92d050" draw:fill-image-name="msFillBitmap_20_183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color="#92d050" draw:fill-image-name="msFillBitmap_20_184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color="#92d050" draw:fill-image-name="msFillBitmap_20_158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color="#92d050" draw:fill-image-name="msFillBitmap_20_185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color="#92d050" draw:fill-image-name="msFillBitmap_20_186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bitmap" draw:fill-color="#92d050" draw:fill-image-name="msFillBitmap_20_187" style:repeat="stretch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solid" draw:fill-color="#92d050" style:repeat="stretch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13" style:family="drawing-page">
      <style:drawing-page-properties presentation:background-visible="true" presentation:background-objects-visible="true" draw:fill="bitmap" draw:fill-color="#92d050" draw:fill-image-name="msFillBitmap_20_197" style:repeat="stretch" presentation:display-footer="false" presentation:display-page-number="false" presentation:display-date-time="false"/>
    </style:style>
    <style:style style:name="dp14" style:family="drawing-page">
      <style:drawing-page-properties presentation:background-visible="true" presentation:background-objects-visible="true" draw:fill="bitmap" draw:fill-color="#92d050" draw:fill-image-name="msFillBitmap_20_198" style:repeat="stretch" presentation:display-footer="false" presentation:display-page-number="false" presentation:display-date-time="false"/>
    </style:style>
    <style:style style:name="dp15" style:family="drawing-page">
      <style:drawing-page-properties presentation:background-visible="true" presentation:background-objects-visible="true" draw:fill="bitmap" draw:fill-color="#92d050" draw:fill-image-name="msFillBitmap_20_199" style:repeat="stretch" presentation:display-footer="false" presentation:display-page-number="false" presentation:display-date-time="false"/>
    </style:style>
    <style:style style:name="dp16" style:family="drawing-page">
      <style:drawing-page-properties presentation:background-visible="true" presentation:background-objects-visible="true" draw:fill="bitmap" draw:fill-color="#92d050" draw:fill-image-name="msFillBitmap_20_200" style:repeat="stretch" presentation:display-footer="false" presentation:display-page-number="false" presentation:display-date-time="false"/>
    </style:style>
    <style:style style:name="dp17" style:family="drawing-page">
      <style:drawing-page-properties presentation:background-visible="true" presentation:background-objects-visible="true" draw:fill="bitmap" draw:fill-color="#92d050" draw:fill-image-name="msFillBitmap_20_201" style:repeat="stretch" presentation:display-footer="false" presentation:display-page-number="false" presentation:display-date-time="false"/>
    </style:style>
    <style:style style:name="dp18" style:family="drawing-page">
      <style:drawing-page-properties presentation:background-visible="true" presentation:background-objects-visible="true" draw:fill="bitmap" draw:fill-color="#92d050" draw:fill-image-name="msFillBitmap_20_202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1cm" svg:stroke-color="#b0b0b0" svg:stroke-linecap="butt" draw:fill="solid" draw:fill-color="#181818" draw:opacity="79%" draw:textarea-vertical-align="middle" draw:auto-grow-height="false" draw:fit-to-size="false" style:shrink-to-fit="false" fo:min-height="19.223cm" fo:min-width="25.535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2.572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title" style:list-style-name="L14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Defaul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Default-notes">
      <style:graphic-properties draw:fill-color="#ffffff" fo:min-height="12.572cm"/>
      <style:paragraph-properties style:writing-mode="lr-tb"/>
    </style:style>
    <style:style style:name="pr14" style:family="presentation" style:parent-style-name="Default-notes">
      <style:graphic-properties draw:fill-color="#ffffff" fo:min-height="11.429cm"/>
      <style:paragraph-properties style:writing-mode="lr-tb"/>
    </style:style>
    <style:style style:name="pr15" style:family="presentation" style:parent-style-name="Default-outline1" style:list-style-name="L16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Default-outline1" style:list-style-name="L16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32pt"/>
    </style:style>
    <style:style style:name="P5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solid" draw:fill-color="#181818" draw:opacity="79%"/>
      <style:paragraph-properties fo:text-align="center" style:font-independent-line-spacing="true"/>
      <style:text-properties fo:font-size="18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4pt" fo:hyphenate="false"/>
    </style:style>
    <style:style style:name="P15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6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17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2pt" style:font-size-asian="14pt" style:font-size-complex="14pt"/>
    </style:style>
    <style:style style:name="P1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 loext:hyphenation-no-caps="false"/>
    </style:style>
    <style:style style:name="P19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32pt" fo:hyphenate="false" loext:hyphenation-no-caps="false"/>
    </style:style>
    <style:style style:name="T1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3f3f3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f3f3f3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efefef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efefef" loext:opacity="100%" style:text-line-through-style="none" style:text-line-through-type="none" style:text-position="33% 58%" style:font-name="Calibri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26pt" fo:letter-spacing="normal" fo:language="en" fo:country="US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font-variant="normal" fo:text-transform="none" fo:color="#181818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4" style:family="text">
      <style:text-properties fo:font-variant="normal" fo:text-transform="none" fo:color="#66b2ff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32pt" fo:letter-spacing="normal" fo:language="en" fo:country="US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efefe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efefe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efefe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efefe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efefe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efefe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space-before="0.001cm" text:min-label-width="1.42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1" text:start-value="4">
        <style:list-level-properties text:space-before="0.001cm" text:min-label-width="1.42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)" style:num-format="1" text:start-value="7">
        <style:list-level-properties text:space-before="0.001cm" text:min-label-width="1.42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)" style:num-format="1" text:start-value="10">
        <style:list-level-properties text:space-before="0.001cm" text:min-label-width="1.42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)" style:num-format="1" text:start-value="13">
        <style:list-level-properties text:space-before="0.001cm" text:min-label-width="1.42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18181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)" style:num-format="1" text:start-value="16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_188" presentation:style-name="pr1" draw:text-style-name="P2" draw:layer="layout" svg:width="21.589cm" svg:height="4.082cm" svg:x="1.905cm" svg:y="2.963cm" presentation:class="title" presentation:user-transformed="true">
          <draw:text-box>
            <text:p text:style-name="P1"><text:span text:style-name="T1">Session 7 – Python</text:span></text:p>
          </draw:text-box>
        </draw:frame>
        <draw:frame draw:name="Subtitle 2_2" presentation:style-name="pr2" draw:text-style-name="P4" draw:layer="layout" svg:width="19.472cm" svg:height="1.873cm" svg:x="2.963cm" svg:y="8.211cm" presentation:class="subtitle" presentation:user-transformed="true">
          <draw:text-box>
            <text:p text:style-name="P3"><text:span text:style-name="T2">Brief Intro to Machine Learning with Scikit Learn</text:span></text:p>
            <text:p text:style-name="P3"><text:span text:style-name="T2"/></text:p>
            <text:p text:style-name="P3"><text:span text:style-name="T2">Ensemble Methods</text:span></text:p>
          </draw:text-box>
        </draw:frame>
        <draw:custom-shape draw:name="Subtitle 2_3" draw:style-name="gr1" draw:text-style-name="P6" draw:layer="layout" svg:width="17.779cm" svg:height="1.873cm" svg:x="3.81cm" svg:y="15.028cm">
          <text:p text:style-name="P5"><text:span text:style-name="T3">Doug Bowm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1">
        <office:forms form:automatic-focus="false" form:apply-design-mode="false"/>
        <draw:frame draw:name="Title 1_149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47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Overview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Background</text:span></text:p>
                  </text:list-item>
                  <text:list-item>
                    <text:p text:style-name="P9"><text:span text:style-name="T5">Voting Classifiers</text:span></text:p>
                  </text:list-item>
                  <text:list-item>
                    <text:p text:style-name="P9"><text:span text:style-name="T5">Bagging and Pasting</text:span></text:p>
                  </text:list-item>
                  <text:list-item>
                    <text:p text:style-name="P9"><text:span text:style-name="T5">Random Forests</text:span></text:p>
                  </text:list-item>
                  <text:list-item>
                    <text:p text:style-name="P9"><text:span text:style-name="T5">Boosting</text:span></text:p>
                    <text:list>
                      <text:list-item>
                        <text:p><text:span text:style-name="T5">AdaBoost</text:span></text:p>
                      </text:list-item>
                      <text:list-item>
                        <text:p><text:span text:style-name="T5">Gradient Boosting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nsemble Methods_clipboard1" draw:style-name="dp4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Background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By using drastically different trainers for </text:span><text:span text:style-name="T5">each data set, we can often get a better </text:span><text:span text:style-name="T5">prediction than the best trainer created </text:span><text:span text:style-name="T5">for any individual trainer.</text:span></text:p>
                  </text:list-item>
                  <text:list-item>
                    <text:p><text:span text:style-name="T5">The models can be of the same type of </text:span><text:span text:style-name="T5">trainer, or different types.</text:span></text:p>
                  </text:list-item>
                </text:list>
              </text:list-item>
            </text:list>
            <text:p text:style-name="P10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Title_20_and_20_Content" presentation:presentation-page-layout-name="AL2T11">
        <office:forms form:automatic-focus="false" form:apply-design-mode="false"/>
        <draw:frame draw:name="Title 1_15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54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Background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For instance, a group of decision trees </text:span><text:span text:style-name="T5">can be used, or a decision tree, logistic </text:span><text:span text:style-name="T5">regression, and k-nearest neighbor </text:span><text:span text:style-name="T5">models.</text:span></text:p>
                  </text:list-item>
                  <text:list-item>
                    <text:p text:style-name="P9"><text:span text:style-name="T5">A group of models used in conjunction </text:span><text:span text:style-name="T5">with each other is called an ensemble.</text:span></text:p>
                  </text:list-item>
                </text:list>
              </text:list-item>
            </text:list>
            <text:p text:style-name="P10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Title_20_and_20_Content" presentation:presentation-page-layout-name="AL2T11">
        <office:forms form:automatic-focus="false" form:apply-design-mode="false"/>
        <draw:frame draw:name="Title 1_15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53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Background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The more independent each model is </text:span><text:span text:style-name="T5">from the others, the more accurate the </text:span><text:span text:style-name="T5">ensemble will be.</text:span></text:p>
                    <text:list>
                      <text:list-item>
                        <text:p><text:span text:style-name="T5">This averages out the errors produced </text:span><text:span text:style-name="T5">by each model.</text:span></text:p>
                      </text:list-item>
                    </text:list>
                  </text:list-item>
                  <text:list-item>
                    <text:p><text:span text:style-name="T5">The more models you have, the more </text:span><text:span text:style-name="T5">accurate the ensemble will be as long as </text:span><text:span text:style-name="T5">the models are sufficiently independent.</text:span></text:p>
                  </text:list-item>
                </text:list>
              </text:list-item>
            </text:list>
            <text:p text:style-name="P10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nsemble Methods_clipboard2" draw:style-name="dp5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Voting Classifiers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Train multiple different classifiers.</text:span></text:p>
                  </text:list-item>
                  <text:list-item>
                    <text:p text:style-name="P9"><text:span text:style-name="T5">Using the VotingClassifier, have each </text:span><text:span text:style-name="T5">classifier vote on what the predicted </text:span><text:span text:style-name="T5">label should be.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nsemble Methods_clipboard3" draw:style-name="dp6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Voting Classifiers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Hard vs Soft Votin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6">Hard is a simple vote</text:span></text:p>
                      </text:list-item>
                      <text:list-item>
                        <text:p text:style-name="P11"><text:span text:style-name="T6">Soft voting calculates the class probabilities </text:span><text:span text:style-name="T6">from each model, averages them over all </text:span><text:span text:style-name="T6">individual models, and chooses the class </text:span><text:span text:style-name="T6">with the highest probability as the predicted </text:span><text:span text:style-name="T6">class.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6" draw:master-page-name="Title_20_and_20_Content" presentation:presentation-page-layout-name="AL2T11">
        <office:forms form:automatic-focus="false" form:apply-design-mode="false"/>
        <draw:frame draw:name="Title 1_158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55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Voting Classifiers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Hard vs Soft Votin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6">Soft voting requires that the trainer can </text:span><text:span text:style-name="T6">estimate probabilities.</text:span></text:p>
                        <text:list>
                          <text:list-item>
                            <text:p><text:span text:style-name="T6">Some trainers do not have this method </text:span><text:span text:style-name="T6">by default, but can be passed a keyword </text:span><text:span text:style-name="T6">to tell the trainer to calculate them.</text:span></text:p>
                            <text:list>
                              <text:list-item>
                                <text:p><text:span text:style-name="T6">Support Vector Classifiers are an </text:span><text:span text:style-name="T6">example.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6">Soft voting can be more accurate, since they </text:span><text:span text:style-name="T6">take in to account confidence of the </text:span><text:span text:style-name="T6">predictions.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6" draw:master-page-name="Title_20_and_20_Content" presentation:presentation-page-layout-name="AL2T11">
        <office:forms form:automatic-focus="false" form:apply-design-mode="false"/>
        <draw:frame draw:name="Title 1_159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56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Voting Classifiers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Go over example code.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7" draw:master-page-name="Title_20_and_20_Content" presentation:presentation-page-layout-name="AL2T11">
        <office:forms form:automatic-focus="false" form:apply-design-mode="false"/>
        <draw:custom-shape draw:name="Rectangle 3_20" draw:style-name="gr3" draw:text-style-name="P12" draw:layer="layout" svg:width="26.034cm" svg:height="19.472cm" svg:x="-0.212cm" svg:y="-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_16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57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In-Class Exercise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Create a voting ensemble with multiple </text:span><text:span text:style-name="T5">different classifiers. <text:s/></text:span></text:p>
                  </text:list-item>
                  <text:list-item>
                    <text:p text:style-name="P9"><text:span text:style-name="T5">Compare the accuracy score of the </text:span><text:span text:style-name="T5">individual models with that of the </text:span><text:span text:style-name="T5">ensemble.</text:span></text:p>
                  </text:list-item>
                  <text:list-item>
                    <text:p text:style-name="P9"><text:span text:style-name="T5">Utilize both hard and soft voting.</text:span></text:p>
                    <text:p text:style-name="P9"><text:span text:style-name="T5"/></text:p>
                  </text:list-item>
                </text:list>
              </text:list-item>
            </text:list>
            <text:p text:style-name="P10"><text:span text:style-name="T5"/></text:p>
            <text:p text:style-name="P10"><text:span text:style-name="T6"/></text:p>
            <text:p text:style-name="P8"><text:span text:style-name="T4"/></text:p>
            <text:p text:style-name="P10"><text:span text:style-name="T5"/></text:p>
            <text:p text:style-name="P10"><text:span text:style-name="T6"/></text:p>
            <text:p text:style-name="P10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nsemble Methods_clipboard4" draw:style-name="dp8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Bagging and Pasting</text:span></text:p>
                <text:list>
                  <text:list-item>
                    <text:p><text:span text:style-name="T4">In both of these methods, multiple </text:span><text:span text:style-name="T4">instances of the same type of </text:span><text:span text:style-name="T4">trainer is used.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8" draw:master-page-name="Title_20_and_20_Content" presentation:presentation-page-layout-name="AL2T11">
        <office:forms form:automatic-focus="false" form:apply-design-mode="false"/>
        <draw:frame draw:name="Title 1_16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58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Bagging and Pasting</text:span></text:p>
                <text:list>
                  <text:list-item>
                    <text:p><text:span text:style-name="T4">In bagging, a random set of the </text:span><text:span text:style-name="T4">data is chosen for each trainer. <text:s/></text:span></text:p>
                    <text:list>
                      <text:list-item>
                        <text:p><text:span text:style-name="T4">The same data point can be </text:span><text:span text:style-name="T4">used multiple times in the same <text:s/></text:span><text:span text:style-name="T4">instances.</text:span></text:p>
                      </text:list-item>
                      <text:list-item>
                        <text:p><text:span text:style-name="T4">This is referred to as “with </text:span><text:span text:style-name="T4">replacement”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8" draw:master-page-name="Title_20_and_20_Content" presentation:presentation-page-layout-name="AL2T11">
        <office:forms form:automatic-focus="false" form:apply-design-mode="false"/>
        <draw:frame draw:name="Title 1_16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59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Bagging and Pasting</text:span></text:p>
                <text:list>
                  <text:list-item>
                    <text:p><text:span text:style-name="T4">In pasting, no two data points can </text:span><text:span text:style-name="T4">exist in the same instance, but can </text:span><text:span text:style-name="T4">exist in multiple instances.</text:span></text:p>
                    <text:list>
                      <text:list-item>
                        <text:p><text:span text:style-name="T4">This is referred to as “without </text:span><text:span text:style-name="T4">replacement”.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8" draw:master-page-name="Title_20_and_20_Content" presentation:presentation-page-layout-name="AL2T11">
        <office:forms form:automatic-focus="false" form:apply-design-mode="false"/>
        <draw:frame draw:name="Title 1_16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60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Bagging and Pasting</text:span></text:p>
                <text:list>
                  <text:list-item>
                    <text:p><text:span text:style-name="T4">Determining predicted outcome.</text:span></text:p>
                    <text:list>
                      <text:list-item>
                        <text:p><text:span text:style-name="T4">Hard voting is used for </text:span><text:span text:style-name="T4">classifiers</text:span></text:p>
                      </text:list-item>
                      <text:list-item>
                        <text:p><text:span text:style-name="T4">Soft voting is used for regressors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8" draw:master-page-name="Title_20_and_20_Content" presentation:presentation-page-layout-name="AL2T11">
        <office:forms form:automatic-focus="false" form:apply-design-mode="false"/>
        <draw:frame draw:name="Title 1_16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61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Bagging and Pasting</text:span></text:p>
                <text:list>
                  <text:list-item>
                    <text:p><text:span text:style-name="T4">Because multiple trainers are </text:span><text:span text:style-name="T4">being used, each trainer can be </text:span><text:span text:style-name="T4">built on a separate CPU core, if </text:span><text:span text:style-name="T4">applicable. <text:s/>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8" draw:master-page-name="Title_20_and_20_Content" presentation:presentation-page-layout-name="AL2T11">
        <office:forms form:automatic-focus="false" form:apply-design-mode="false"/>
        <draw:frame draw:name="Title 1_16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6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Bagging and Pasting</text:span></text:p>
                <text:list>
                  <text:list-item>
                    <text:p><text:span text:style-name="T4">Since we are pulling data at </text:span><text:span text:style-name="T4">random, some of the data points </text:span><text:span text:style-name="T4">will not be used in training.</text:span></text:p>
                  </text:list-item>
                  <text:list-item>
                    <text:p><text:span text:style-name="T4">These points are called Out Of Bag </text:span><text:span text:style-name="T4">instances, and can be used for </text:span><text:span text:style-name="T4">testing our data set like using </text:span><text:span text:style-name="T4">X_test and y_test. <text:s/>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8" draw:master-page-name="Title_20_and_20_Content" presentation:presentation-page-layout-name="AL2T11">
        <office:forms form:automatic-focus="false" form:apply-design-mode="false"/>
        <draw:frame draw:name="Title 1_16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63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Bagging and Pasting</text:span></text:p>
                <text:list>
                  <text:list-item>
                    <text:p><text:span text:style-name="T4">Go over in-class example.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7" draw:master-page-name="Title_20_and_20_Content" presentation:presentation-page-layout-name="AL2T11">
        <office:forms form:automatic-focus="false" form:apply-design-mode="false"/>
        <draw:custom-shape draw:name="Rectangle 3_21" draw:style-name="gr3" draw:text-style-name="P12" draw:layer="layout" svg:width="26.034cm" svg:height="19.472cm" svg:x="-0.212cm" svg:y="-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_16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64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In-Class Exercise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Using data and trainers of your choice, </text:span><text:span text:style-name="T5">create a bagging or pasting ensemble </text:span><text:span text:style-name="T5">method.</text:span></text:p>
                  </text:list-item>
                  <text:list-item>
                    <text:p text:style-name="P9"><text:span text:style-name="T5">Evaluate the model using out-of-bag </text:span><text:span text:style-name="T5">instances.</text:span></text:p>
                  </text:list-item>
                  <text:list-item>
                    <text:p text:style-name="P9"><text:span text:style-name="T5">Adjust the number of samples, and </text:span><text:span text:style-name="T5">number of estimators to see if you can </text:span><text:span text:style-name="T5">get better accuracy.</text:span></text:p>
                    <text:p text:style-name="P9"><text:span text:style-name="T5"/></text:p>
                  </text:list-item>
                </text:list>
              </text:list-item>
            </text:list>
            <text:p text:style-name="P10"><text:span text:style-name="T5"/></text:p>
            <text:p text:style-name="P10"><text:span text:style-name="T6"/></text:p>
            <text:p text:style-name="P8"><text:span text:style-name="T4"/></text:p>
            <text:p text:style-name="P10"><text:span text:style-name="T5"/></text:p>
            <text:p text:style-name="P10"><text:span text:style-name="T6"/></text:p>
            <text:p text:style-name="P10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nsemble Methods_clipboard5" draw:style-name="dp9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Random Forests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A decision tree will recursively split the </text:span><text:span text:style-name="T5">data using a feature and threshold that </text:span><text:span text:style-name="T5">produces the purest class split.</text:span></text:p>
                    <text:list>
                      <text:list-item>
                        <text:p><text:span text:style-name="T5">The decision tree finds the best </text:span><text:span text:style-name="T5">feature for each decision boundary </text:span><text:span text:style-name="T5">split.</text:span></text:p>
                      </text:list-item>
                    </text:list>
                  </text:list-item>
                  <text:list-item>
                    <text:p text:style-name="P9"><text:span text:style-name="T5">A random forest is a collection of </text:span><text:span text:style-name="T5">decision trees trained on randomly </text:span><text:span text:style-name="T5">chosen data points.</text:span></text:p>
                    <text:list>
                      <text:list-item>
                        <text:p><text:span text:style-name="T5">Bagging method with decision trees.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5"/></text:p>
            <text:p text:style-name="P10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9" draw:master-page-name="Title_20_and_20_Content" presentation:presentation-page-layout-name="AL2T11">
        <office:forms form:automatic-focus="false" form:apply-design-mode="false"/>
        <draw:frame draw:name="Title 1_17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67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Random Forests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Decision trees tend to overfit</text:span></text:p>
                  </text:list-item>
                  <text:list-item>
                    <text:p text:style-name="P9"><text:span text:style-name="T7">Use multiple, slightly different models to </text:span><text:span text:style-name="T7">increase predictive capability.</text:span></text:p>
                  </text:list-item>
                  <text:list-item>
                    <text:p text:style-name="P9"><text:span text:style-name="T5">Bias will increase using an ensemble of </text:span><text:span text:style-name="T5">decision trees, but variance will </text:span><text:span text:style-name="T5">decrease.</text:span></text:p>
                  </text:list-item>
                  <text:list-item>
                    <text:p text:style-name="P9"><text:span text:style-name="T5">Can be used for either classifiers or </text:span><text:span text:style-name="T5">regressors.</text:span></text:p>
                  </text:list-item>
                </text:list>
              </text:list-item>
            </text:list>
            <text:p text:style-name="P10"><text:span text:style-name="T5"/></text:p>
            <text:p text:style-name="P10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8" draw:master-page-name="Title_20_and_20_Content" presentation:presentation-page-layout-name="AL2T11">
        <office:forms form:automatic-focus="false" form:apply-design-mode="false"/>
        <draw:frame draw:name="Title 1_17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69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Random Forests</text:span></text:p>
                <text:list>
                  <text:list-item>
                    <text:p><text:span text:style-name="T4">Go over in-class example.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7" draw:master-page-name="Title_20_and_20_Content" presentation:presentation-page-layout-name="AL2T11">
        <office:forms form:automatic-focus="false" form:apply-design-mode="false"/>
        <draw:custom-shape draw:name="Rectangle 3_22" draw:style-name="gr3" draw:text-style-name="P12" draw:layer="layout" svg:width="26.034cm" svg:height="19.472cm" svg:x="-0.212cm" svg:y="-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_168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65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In-Class Exercise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Using data of your choice, train a </text:span><text:span text:style-name="T5">random forest.</text:span></text:p>
                  </text:list-item>
                  <text:list-item>
                    <text:p text:style-name="P9"><text:span text:style-name="T5">Adjust the number of estimators and </text:span><text:span text:style-name="T5">max number of leaves to get a better </text:span><text:span text:style-name="T5">score.</text:span></text:p>
                  </text:list-item>
                  <text:list-item>
                    <text:p text:style-name="P9"><text:span text:style-name="T5">Sort the feature importances by </text:span><text:span text:style-name="T5">descending importance.</text:span></text:p>
                  </text:list-item>
                  <text:list-item>
                    <text:p text:style-name="P9"><text:span text:style-name="T5">Can you maintain the same score from </text:span><text:span text:style-name="T5">the random forest if you remove a </text:span><text:span text:style-name="T5">couple features of least importance?</text:span></text:p>
                    <text:p text:style-name="P9"><text:span text:style-name="T5"/></text:p>
                  </text:list-item>
                </text:list>
              </text:list-item>
            </text:list>
            <text:p text:style-name="P10"><text:span text:style-name="T5"/></text:p>
            <text:p text:style-name="P10"><text:span text:style-name="T6"/></text:p>
            <text:p text:style-name="P8"><text:span text:style-name="T4"/></text:p>
            <text:p text:style-name="P10"><text:span text:style-name="T5"/></text:p>
            <text:p text:style-name="P10"><text:span text:style-name="T6"/></text:p>
            <text:p text:style-name="P10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8" draw:master-page-name="Title_20_and_20_Content" presentation:presentation-page-layout-name="AL2T11">
        <office:forms form:automatic-focus="false" form:apply-design-mode="false"/>
        <draw:frame draw:name="Title 1_17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70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Enriched Random Forests</text:span><text:span text:style-name="T8">[21]</text:span></text:p>
                <text:list>
                  <text:list-item>
                    <text:p><text:span text:style-name="T4">Random forests classifiers’ </text:span><text:span text:style-name="T4">performance tends to drop </text:span><text:span text:style-name="T4">significantly when the number of </text:span><text:span text:style-name="T4">truly informative features is very </text:span><text:span text:style-name="T4">small compared to total number of </text:span><text:span text:style-name="T4">features.</text:span></text:p>
                  </text:list-item>
                  <text:list-item>
                    <text:p><text:span text:style-name="T4">One way to combat this is to </text:span><text:span text:style-name="T4">increase the weight of important </text:span><text:span text:style-name="T4">features. 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8" draw:master-page-name="Title_20_and_20_Content" presentation:presentation-page-layout-name="AL2T11">
        <office:forms form:automatic-focus="false" form:apply-design-mode="false"/>
        <draw:frame draw:name="Title 1_17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7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Enriched Random Forests</text:span><text:span text:style-name="T8">[22]</text:span></text:p>
                <text:list>
                  <text:list-item>
                    <text:p><text:span text:style-name="T4">Enriched Random Forests utilize </text:span><text:span text:style-name="T4">this idea by choosing nodes based </text:span><text:span text:style-name="T4">on weighted random sampling vs </text:span><text:span text:style-name="T4">simple random sampling. 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8" draw:master-page-name="Title_20_and_20_Content" presentation:presentation-page-layout-name="AL2T11">
        <office:forms form:automatic-focus="false" form:apply-design-mode="false"/>
        <draw:frame draw:name="Title 1_17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73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Enriched Random Forests</text:span><text:span text:style-name="T8">[22]</text:span></text:p>
                <text:list>
                  <text:list-item>
                    <text:p><text:span text:style-name="T4"><text:s/></text:span><text:span text:style-name="T4">A normal random forest will train </text:span><text:span text:style-name="T4">as many decision trees as </text:span><text:span text:style-name="T4">specified, each on a random </text:span><text:span text:style-name="T4">subset of data points.</text:span></text:p>
                  </text:list-item>
                  <text:list-item>
                    <text:p><text:span text:style-name="T4">Enriched random forests first </text:span><text:span text:style-name="T4">weight the data samples based on </text:span><text:span text:style-name="T4">how informative they are (how </text:span><text:span text:style-name="T4">important they are in estimating </text:span><text:span text:style-name="T4">new classes).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8" draw:master-page-name="Title_20_and_20_Content" presentation:presentation-page-layout-name="AL2T11">
        <office:forms form:automatic-focus="false" form:apply-design-mode="false"/>
        <draw:frame draw:name="Title 1_17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74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Enriched Random Forests</text:span><text:span text:style-name="T8">[21]</text:span></text:p>
                <text:list>
                  <text:list-item>
                    <text:p><text:span text:style-name="T4">They then sample, with the higher-</text:span><text:span text:style-name="T4">weighted data points having a </text:span><text:span text:style-name="T4">higher chance of being selected.</text:span></text:p>
                  </text:list-item>
                  <text:list-item>
                    <text:p><text:span text:style-name="T4">The exact method can be seen in </text:span><text:span text:style-name="T4">source [21].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8" draw:master-page-name="Title_20_and_20_Content" presentation:presentation-page-layout-name="AL2T11">
        <office:forms form:automatic-focus="false" form:apply-design-mode="false"/>
        <draw:frame draw:name="Title 1_17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71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Regression-Enhanced Random </text:span><text:span text:style-name="T4">Forests</text:span><text:span text:style-name="T8">[22]</text:span></text:p>
                <text:list>
                  <text:list-item>
                    <text:p><text:span text:style-name="T4">Random forest regressors are </text:span><text:span text:style-name="T4">limited to interpolation </text:span></text:p>
                    <text:list>
                      <text:list-item>
                        <text:p><text:span text:style-name="T5">Decision boundaries are chosen </text:span><text:span text:style-name="T5">within the known data set</text:span></text:p>
                      </text:list-item>
                    </text:list>
                  </text:list-item>
                  <text:list-item>
                    <text:p><text:span text:style-name="T4">Random forest regressors can not </text:span><text:span text:style-name="T4">incorporate known relationships </text:span><text:span text:style-name="T4">between features and the </text:span><text:span text:style-name="T4">predictions.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8" draw:master-page-name="Title_20_and_20_Content" presentation:presentation-page-layout-name="AL2T11">
        <office:forms form:automatic-focus="false" form:apply-design-mode="false"/>
        <draw:frame draw:name="Title 1_178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75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Regression-Enhanced Random </text:span><text:span text:style-name="T4">Forests</text:span><text:span text:style-name="T8">[22]</text:span></text:p>
                <text:list>
                  <text:list-item>
                    <text:p><text:span text:style-name="T4">Incorporates the use of a loss </text:span><text:span text:style-name="T4">function, penalty parameter, and </text:span><text:span text:style-name="T4">lasso or ridge regression to create </text:span><text:span text:style-name="T4">a new training set.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8" draw:master-page-name="Title_20_and_20_Content" presentation:presentation-page-layout-name="AL2T11">
        <office:forms form:automatic-focus="false" form:apply-design-mode="false"/>
        <draw:frame draw:name="Title 1_179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76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Regression-Enhanced Random </text:span><text:span text:style-name="T4">Forests</text:span><text:span text:style-name="T8">[22]</text:span></text:p>
                <text:list>
                  <text:list-item>
                    <text:p><text:span text:style-name="T4">The loss function is what the </text:span><text:span text:style-name="T4">algorithm attempts to minimize in </text:span><text:span text:style-name="T4">finding the best model. </text:span></text:p>
                  </text:list-item>
                  <text:list-item>
                    <text:p><text:span text:style-name="T4">The loss function incorporates </text:span><text:span text:style-name="T4">comparing the actual target value </text:span><text:span text:style-name="T4">with the predicted target value.</text:span></text:p>
                    <text:p><text:span text:style-name="T4"/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8" draw:master-page-name="Title_20_and_20_Content" presentation:presentation-page-layout-name="AL2T11">
        <office:forms form:automatic-focus="false" form:apply-design-mode="false"/>
        <draw:frame draw:name="Title 1_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Regression-Enhanced Random </text:span><text:span text:style-name="T4">Forests</text:span><text:span text:style-name="T8">[22]</text:span></text:p>
                <text:list>
                  <text:list-item>
                    <text:p><text:span text:style-name="T4">The penalty parameter allows us </text:span><text:span text:style-name="T4">to incorporate results from both </text:span><text:span text:style-name="T4">Lasso regression and random </text:span><text:span text:style-name="T4">forest methods, weighting one </text:span><text:span text:style-name="T4">method more than the other.</text:span></text:p>
                    <text:p><text:span text:style-name="T4"/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8" draw:master-page-name="Title_20_and_20_Content" presentation:presentation-page-layout-name="AL2T11">
        <office:forms form:automatic-focus="false" form:apply-design-mode="false"/>
        <draw:frame draw:name="Title 1_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0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Regression-Enhanced Random </text:span><text:span text:style-name="T4">Forests</text:span><text:span text:style-name="T8">[22]</text:span></text:p>
                <text:list>
                  <text:list-item>
                    <text:p><text:span text:style-name="T9">The new training set is iteratively created, </text:span><text:span text:style-name="T9">tuning the following parameters until the </text:span><text:span text:style-name="T9">model is sufficiently trained.</text:span></text:p>
                    <text:list>
                      <text:list-item>
                        <text:p><text:span text:style-name="T10">Penalty parameter</text:span></text:p>
                      </text:list-item>
                      <text:list-item>
                        <text:p><text:span text:style-name="T10">Hyperparameter c of the regressor</text:span></text:p>
                      </text:list-item>
                      <text:list-item>
                        <text:p><text:span text:style-name="T10">Mtry of the random forest (the number of </text:span><text:span text:style-name="T10">features a random forest can choose from)</text:span></text:p>
                      </text:list-item>
                      <text:list-item>
                        <text:p><text:span text:style-name="T10">Node size of the random forest (number of </text:span><text:span text:style-name="T10">leaves)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8" draw:master-page-name="Title_20_and_20_Content" presentation:presentation-page-layout-name="AL2T11">
        <office:forms form:automatic-focus="false" form:apply-design-mode="false"/>
        <draw:frame draw:name="Title 1_18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77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Regression-Enhanced Random </text:span><text:span text:style-name="T4">Forests</text:span><text:span text:style-name="T8">[22]</text:span></text:p>
                <text:list>
                  <text:list-item>
                    <text:p><text:span text:style-name="T4">By utilizing Lasso regression with a </text:span><text:span text:style-name="T4">penalty parameter, we incorporate </text:span><text:span text:style-name="T4">parametric modeling into the data, </text:span><text:span text:style-name="T4">which helps reduce inaccuracy </text:span><text:span text:style-name="T4">from extrapolation.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8" draw:master-page-name="Title_20_and_20_Content" presentation:presentation-page-layout-name="AL2T11">
        <office:forms form:automatic-focus="false" form:apply-design-mode="false"/>
        <draw:frame draw:name="Title 1_18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78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Regression-Enhanced Random </text:span><text:span text:style-name="T4">Forests</text:span><text:span text:style-name="T8">[22]</text:span></text:p>
                <text:list>
                  <text:list-item>
                    <text:p><text:span text:style-name="T4">Lasso regression can also help us </text:span><text:span text:style-name="T4">incorporate known relationships </text:span><text:span text:style-name="T4">between the features and </text:span><text:span text:style-name="T4">predictions.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nsemble Methods_clipboard6" draw:style-name="dp10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Boosting</text:span></text:p>
                <text:list>
                  <text:list-item>
                    <text:p><text:span text:style-name="T4">Methods that combine multiple </text:span><text:span text:style-name="T4">weak models into a strong model.</text:span></text:p>
                  </text:list-item>
                  <text:list-item>
                    <text:p><text:span text:style-name="T4">Usually, each model is trained </text:span><text:span text:style-name="T4">sequentially, attempting to create </text:span><text:span text:style-name="T4">a new model that corrects the </text:span><text:span text:style-name="T4">errors from the previous model(s).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0" draw:master-page-name="Title_20_and_20_Content" presentation:presentation-page-layout-name="AL2T11">
        <office:forms form:automatic-focus="false" form:apply-design-mode="false"/>
        <draw:frame draw:name="Title 1_169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66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AdaBoost</text:span></text:p>
                <text:list>
                  <text:list-item>
                    <text:p><text:span text:style-name="T4">Trains multiple models </text:span><text:span text:style-name="T4">sequentially.</text:span></text:p>
                  </text:list-item>
                  <text:list-item>
                    <text:p><text:span text:style-name="T4">For each training instance, the </text:span><text:span text:style-name="T4">model’s underfit instances have </text:span><text:span text:style-name="T4">their weights increased for the </text:span><text:span text:style-name="T4">next training instance.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0" draw:master-page-name="Title_20_and_20_Content" presentation:presentation-page-layout-name="AL2T11">
        <office:forms form:automatic-focus="false" form:apply-design-mode="false"/>
        <draw:frame draw:name="Title 1_18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79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AdaBoost</text:span></text:p>
                <text:list>
                  <text:list-item>
                    <text:p><text:span text:style-name="T4">This causes the next model to put </text:span><text:span text:style-name="T4">more attention on the underfit </text:span><text:span text:style-name="T4">instances, increasing their ability </text:span><text:span text:style-name="T4">to fit the data.</text:span></text:p>
                  </text:list-item>
                  <text:list-item>
                    <text:p><text:span text:style-name="T4">AdaBoost finishes when the </text:span><text:span text:style-name="T4">“perfect” model is created, or the </text:span><text:span text:style-name="T4">max number of models is created.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0" draw:master-page-name="Title_20_and_20_Content" presentation:presentation-page-layout-name="AL2T11">
        <office:forms form:automatic-focus="false" form:apply-design-mode="false"/>
        <draw:frame draw:name="Title 1_18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80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AdaBoost</text:span></text:p>
                <text:list>
                  <text:list-item>
                    <text:p><text:span text:style-name="T4">AdaBoost makes predictions by </text:span><text:span text:style-name="T4">taking all the predictions from </text:span><text:span text:style-name="T4">each round of modeling, weighting </text:span><text:span text:style-name="T4">each prediction with the final </text:span><text:span text:style-name="T4">round of calculated weights.</text:span></text:p>
                  </text:list-item>
                  <text:list-item>
                    <text:p><text:span text:style-name="T4">The final prediction is made by </text:span><text:span text:style-name="T4">majority vote from each of the </text:span><text:span text:style-name="T4">models for classification, or </text:span><text:span text:style-name="T4">average for regresso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0" draw:master-page-name="Title_20_and_20_Content" presentation:presentation-page-layout-name="AL2T11">
        <office:forms form:automatic-focus="false" form:apply-design-mode="false"/>
        <draw:frame draw:name="Title 1_18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81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AdaBoost</text:span></text:p>
                <text:list>
                  <text:list-item>
                    <text:p><text:span text:style-name="T4">Due to the nature of this method, </text:span><text:span text:style-name="T4">parallelization will not work with </text:span><text:span text:style-name="T4">AdaBoost.</text:span></text:p>
                  </text:list-item>
                  <text:list-item>
                    <text:p><text:span text:style-name="T4">AdaBoost can be used for both </text:span><text:span text:style-name="T4">classification and regression.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0" draw:master-page-name="Title_20_and_20_Content" presentation:presentation-page-layout-name="AL2T11">
        <office:forms form:automatic-focus="false" form:apply-design-mode="false"/>
        <draw:frame draw:name="Title 1_18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84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AdaBoost</text:span></text:p>
                <text:list>
                  <text:list-item>
                    <text:p><text:span text:style-name="T4">Scikit-Learn utilizes SAMME for </text:span><text:span text:style-name="T4">classification, which is AdaBoost </text:span><text:span text:style-name="T4">utilized for multi-classification </text:span><text:span text:style-name="T4">problems. <text:s/>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0" draw:master-page-name="Title_20_and_20_Content" presentation:presentation-page-layout-name="AL2T11">
        <office:forms form:automatic-focus="false" form:apply-design-mode="false"/>
        <draw:frame draw:name="Title 1_18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8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AdaBoost</text:span></text:p>
                <text:list>
                  <text:list-item>
                    <text:p><text:span text:style-name="T4">Go over in-class problem.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7" draw:master-page-name="Title_20_and_20_Content" presentation:presentation-page-layout-name="AL2T11">
        <office:forms form:automatic-focus="false" form:apply-design-mode="false"/>
        <draw:custom-shape draw:name="Rectangle 3_23" draw:style-name="gr3" draw:text-style-name="P12" draw:layer="layout" svg:width="26.034cm" svg:height="19.472cm" svg:x="-0.212cm" svg:y="-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_18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83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In-Class Exercise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Using data of your choice, use AdaBoost </text:span><text:span text:style-name="T5">to generate an ensemble model.</text:span></text:p>
                  </text:list-item>
                  <text:list-item>
                    <text:p text:style-name="P9"><text:span text:style-name="T5">Try adjusting the number of estimators </text:span><text:span text:style-name="T5">to improve accuracy.</text:span></text:p>
                    <text:p text:style-name="P9"><text:span text:style-name="T5"/></text:p>
                  </text:list-item>
                </text:list>
              </text:list-item>
            </text:list>
            <text:p text:style-name="P10"><text:span text:style-name="T5"/></text:p>
            <text:p text:style-name="P10"><text:span text:style-name="T6"/></text:p>
            <text:p text:style-name="P8"><text:span text:style-name="T4"/></text:p>
            <text:p text:style-name="P10"><text:span text:style-name="T5"/></text:p>
            <text:p text:style-name="P10"><text:span text:style-name="T6"/></text:p>
            <text:p text:style-name="P10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0" draw:master-page-name="Title_20_and_20_Content" presentation:presentation-page-layout-name="AL2T11">
        <office:forms form:automatic-focus="false" form:apply-design-mode="false"/>
        <draw:frame draw:name="Title 1_17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68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Gradient Boosting</text:span></text:p>
                <text:list>
                  <text:list-item>
                    <text:p><text:span text:style-name="T4">Sequentially add predictors, </text:span><text:span text:style-name="T4">adding corrections to each </text:span><text:span text:style-name="T4">subsequent predictor.</text:span></text:p>
                  </text:list-item>
                  <text:list-item>
                    <text:p><text:span text:style-name="T4">Fits new models to residual errors </text:span><text:span text:style-name="T4">from the previous predictor.</text:span></text:p>
                  </text:list-item>
                  <text:list-item>
                    <text:p><text:span text:style-name="T4">Can be used for regression and for </text:span><text:span text:style-name="T4">classification. 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0" draw:master-page-name="Title_20_and_20_Content" presentation:presentation-page-layout-name="AL2T11">
        <office:forms form:automatic-focus="false" form:apply-design-mode="false"/>
        <draw:frame draw:name="Title 1_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Gradient Boosting</text:span></text:p>
                <text:list>
                  <text:list-item>
                    <text:p><text:span text:style-name="T4">Hyperparameters</text:span></text:p>
                    <text:list>
                      <text:list-item>
                        <text:p><text:span text:style-name="T4">Learning rate</text:span></text:p>
                        <text:list>
                          <text:list-item>
                            <text:p><text:span text:style-name="T4">Scales contribution of each </text:span><text:span text:style-name="T4">tree</text:span></text:p>
                          </text:list-item>
                          <text:list-item>
                            <text:p><text:span text:style-name="T4">Value between 0 and 1</text:span></text:p>
                          </text:list-item>
                          <text:list-item>
                            <text:p><text:span text:style-name="T4">Lower values tend to </text:span><text:span text:style-name="T4">generalize bett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0" draw:master-page-name="Title_20_and_20_Content" presentation:presentation-page-layout-name="AL2T11">
        <office:forms form:automatic-focus="false" form:apply-design-mode="false"/>
        <draw:frame draw:name="Title 1_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3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Gradient Boosting</text:span></text:p>
                <text:list>
                  <text:list-item>
                    <text:p><text:span text:style-name="T4">Hyperparameters</text:span></text:p>
                    <text:list>
                      <text:list-item>
                        <text:p><text:span text:style-name="T4">Subsample</text:span></text:p>
                        <text:list>
                          <text:list-item>
                            <text:p><text:span text:style-name="T4">Fraction of training instances </text:span><text:span text:style-name="T4">each tree is trained on</text:span></text:p>
                          </text:list-item>
                          <text:list-item>
                            <text:p><text:span text:style-name="T4">Value from 0 to 1</text:span></text:p>
                          </text:list-item>
                          <text:list-item>
                            <text:p><text:span text:style-name="T4">For values less than one, </text:span><text:span text:style-name="T4">random instances are chos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0" draw:master-page-name="Title_20_and_20_Content" presentation:presentation-page-layout-name="AL2T11">
        <office:forms form:automatic-focus="false" form:apply-design-mode="false"/>
        <draw:frame draw:name="Title 1_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4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Gradient Boosting</text:span></text:p>
                <text:list>
                  <text:list-item>
                    <text:p><text:span text:style-name="T4">Hyperparameters</text:span></text:p>
                    <text:list>
                      <text:list-item>
                        <text:p><text:span text:style-name="T4">Same hyperparameters as </text:span><text:span text:style-name="T4">random forests and decision </text:span><text:span text:style-name="T4">trees.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0" draw:master-page-name="Title_20_and_20_Content" presentation:presentation-page-layout-name="AL2T11">
        <office:forms form:automatic-focus="false" form:apply-design-mode="false"/>
        <draw:frame draw:name="Title 1_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5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Gradient Boosting</text:span></text:p>
                <text:list>
                  <text:list-item>
                    <text:p><text:span text:style-name="T4">Go over in-class example.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7" draw:master-page-name="Title_20_and_20_Content" presentation:presentation-page-layout-name="AL2T11">
        <office:forms form:automatic-focus="false" form:apply-design-mode="false"/>
        <draw:custom-shape draw:name="Rectangle 3_0" draw:style-name="gr3" draw:text-style-name="P12" draw:layer="layout" svg:width="26.034cm" svg:height="19.472cm" svg:x="-0.212cm" svg:y="-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_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6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In-Class Exercise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Using data of your choice, use a gradient </text:span><text:span text:style-name="T5">boosted tree ensemble to generate an </text:span><text:span text:style-name="T5">ensemble model.</text:span></text:p>
                  </text:list-item>
                  <text:list-item>
                    <text:p text:style-name="P9"><text:span text:style-name="T5">Try adjusting the learning rate, max </text:span><text:span text:style-name="T5">depth, and subsamples to maximize the </text:span><text:span text:style-name="T5">prediction score.</text:span></text:p>
                    <text:p text:style-name="P9"><text:span text:style-name="T5"/></text:p>
                    <text:p text:style-name="P9"><text:span text:style-name="T5"/></text:p>
                  </text:list-item>
                </text:list>
              </text:list-item>
            </text:list>
            <text:p text:style-name="P10"><text:span text:style-name="T5"/></text:p>
            <text:p text:style-name="P10"><text:span text:style-name="T6"/></text:p>
            <text:p text:style-name="P8"><text:span text:style-name="T4"/></text:p>
            <text:p text:style-name="P10"><text:span text:style-name="T5"/></text:p>
            <text:p text:style-name="P10"><text:span text:style-name="T6"/></text:p>
            <text:p text:style-name="P10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&#10;&#10;&#10;&#10;&#10;&#10;&#10;&#10;STOPPED HERE" draw:style-name="dp11" draw:master-page-name="Title_20_and_20_Content" presentation:presentation-page-layout-name="AL2T11">
        <office:forms form:automatic-focus="false" form:apply-design-mode="false"/>
        <draw:frame draw:name="Title 1_85" presentation:style-name="pr8" draw:text-style-name="P14" draw:layer="layout" svg:width="22.606cm" svg:height="3.81cm" svg:x="1.27cm" svg:y="6.985cm" presentation:class="title" presentation:user-transformed="true">
          <draw:text-box>
            <text:p text:style-name="P1"><text:span text:style-name="T11">STOPPED HERE</text:span></text:p>
          </draw:text-box>
        </draw:frame>
        <presentation:notes draw:style-name="dp12">
          <office:forms form:automatic-focus="false" form:apply-design-mode="false"/>
          <draw:page-thumbnail draw:name="Slide Image Placeholder 1_60" draw:style-name="gr2" draw:layer="layout" svg:width="11.429cm" svg:height="8.572cm" svg:x="3.81cm" svg:y="3.175cm" draw:page-number="48" presentation:class="page"/>
          <draw:frame draw:name="Notes Placeholder 2_73" presentation:style-name="pr9" draw:text-style-name="P1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73" presentation:style-name="pr10" draw:text-style-name="P17" draw:layer="layout" svg:width="8.254cm" svg:height="1.273cm" svg:x="10.791cm" svg:y="24.126cm" presentation:class="page-number" presentation:user-transformed="true">
            <draw:text-box>
              <text:p text:style-name="P16"><text:span text:style-name="T12"><text:page-number>&lt;number&gt;</text:page-number></text:span></text:p>
            </draw:text-box>
          </draw:frame>
        </presentation:notes>
      </draw:page>
      <draw:page draw:name="Bibliography" draw:style-name="dp13" draw:master-page-name="Default" presentation:presentation-page-layout-name="AL2T11">
        <office:forms form:automatic-focus="false" form:apply-design-mode="false"/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3">Bibliography</text:span></text:p>
          </draw:text-box>
        </draw:frame>
        <draw:frame draw:name="Content Placeholder 2" presentation:style-name="pr12" draw:text-style-name="P6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8"><text:span text:style-name="T14"><text:a xlink:href="https://github.com/amueller/introduction_to_ml_with_python/blob/master/02-supervised-learning.ipynb" xlink:type="simple">https://github.com/amueller/introduction_to_ml_with_python/blob/master/02-supervised-learning.ipynb</text:a></text:span></text:p>
              </text:list-item>
              <text:list-item>
                <text:p text:style-name="P8"><text:span text:style-name="T15">Müller, A. C., &amp; Guido, S. (2016). </text:span><text:span text:style-name="T16">Introduction to Machine Learning </text:span><text:span text:style-name="T16">with Python: A Guide for Data </text:span><text:span text:style-name="T16">Scientists</text:span><text:span text:style-name="T15"> (1st ed.). O’Reilly Media.</text:span></text:p>
              </text:list-item>
              <text:list-item>
                <text:p text:style-name="P8"><text:span text:style-name="T15">http://rasbt.github.io/mlxtend/</text:span><text:span text:style-name="T15">user_guide/general_concepts/</text:span><text:span text:style-name="T15">gradient-optimization/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1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bliography" draw:style-name="dp14" draw:master-page-name="Default" presentation:presentation-page-layout-name="AL2T11">
        <office:forms form:automatic-focus="false" form:apply-design-mode="false"/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3">Bibliography</text:span></text:p>
          </draw:text-box>
        </draw:frame>
        <draw:frame draw:name="Content Placeholder 2" presentation:style-name="pr12" draw:text-style-name="P6" draw:layer="layout" svg:width="22.859cm" svg:height="12.571cm" svg:x="1.27cm" svg:y="4.445cm" presentation:class="outline" presentation:user-transformed="true">
          <draw:text-box>
            <text:list text:style-name="L8">
              <text:list-item>
                <text:p text:style-name="P8"><text:span text:style-name="T14"><text:a xlink:href="https://github.com/ageron/handson-ml" xlink:type="simple">https://github.com/ageron/handson-ml</text:a></text:span></text:p>
              </text:list-item>
              <text:list-item>
                <text:p text:style-name="P8"><text:span text:style-name="T15">Géron Aurélien. </text:span><text:span text:style-name="T16">Hands-on Machine </text:span><text:span text:style-name="T16">Learning with Scikit-Learn and </text:span><text:span text:style-name="T16">Tensorflow</text:span><text:span text:style-name="T15">. 1st ed., O'Reilly, 2017.</text:span></text:p>
              </text:list-item>
              <text:list-item>
                <text:p text:style-name="P8"><text:span text:style-name="T14"><text:a xlink:href="https://machinelearningmastery.com/how-to-use-correlation-to-understand-the-relationship-between-variables/" xlink:type="simple">https://machinelearningmastery.com/how-to-use-correlation-to-understand-the-relationship-between-variables/</text:a></text:span></text:p>
              </text:list-item>
            </text:list>
            <text:p text:style-name="P8"><text:span text:style-name="T15"/></text:p>
          </draw:text-box>
        </draw:frame>
        <presentation:notes draw:style-name="dp2">
          <draw:page-thumbnail draw:style-name="gr2" draw:layer="layout" svg:width="12.699cm" svg:height="9.524cm" svg:x="3.175cm" svg:y="1.93cm" draw:page-number="50" presentation:class="page"/>
          <draw:frame presentation:style-name="pr1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ibliography" draw:style-name="dp15" draw:master-page-name="Default" presentation:presentation-page-layout-name="AL2T11">
        <office:forms form:automatic-focus="false" form:apply-design-mode="false"/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3">Bibliography</text:span></text:p>
          </draw:text-box>
        </draw:frame>
        <draw:frame draw:name="Content Placeholder 2" presentation:style-name="pr12" draw:text-style-name="P6" draw:layer="layout" svg:width="22.859cm" svg:height="12.571cm" svg:x="1.27cm" svg:y="4.445cm" presentation:class="outline" presentation:user-transformed="true">
          <draw:text-box>
            <text:list text:style-name="L10">
              <text:list-item>
                <text:p text:style-name="P8"><text:span text:style-name="T15">Harrison, Matt. </text:span><text:span text:style-name="T16">Machine Learning </text:span><text:span text:style-name="T16">Pocket Reference: Working with </text:span><text:span text:style-name="T16">Structured Data in Python</text:span><text:span text:style-name="T15">. 1st ed., </text:span><text:span text:style-name="T15">O'Reilly, 2019. </text:span></text:p>
              </text:list-item>
              <text:list-item>
                <text:p text:style-name="P8"><text:span text:style-name="T14"><text:a xlink:href="https://scikit-learn.org/stable/modules/cross_validation.html" xlink:type="simple">https://scikit-learn.org/stable/modules/cross_validation.html</text:a></text:span></text:p>
              </text:list-item>
              <text:list-item>
                <text:p text:style-name="P8"><text:span text:style-name="T14"><text:a xlink:href="http://jmlr.csail.mit.edu/papers/v12/pedregosa11a.html" xlink:type="simple">Scikit-learn: Machine Learning in Python</text:a></text:span><text:span text:style-name="T15">, Pedregosa </text:span><text:span text:style-name="T16">et al.</text:span><text:span text:style-name="T15">, JMLR 12, pp. </text:span><text:span text:style-name="T15">2825-2830, 2011.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51" presentation:class="page"/>
          <draw:frame presentation:style-name="pr1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ibliography_clipboard0" draw:style-name="dp16" draw:master-page-name="Default" presentation:presentation-page-layout-name="AL2T11"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3">Bibliography</text:span></text:p>
          </draw:text-box>
        </draw:frame>
        <draw:frame draw:name="Content Placeholder 2" presentation:style-name="pr12" draw:text-style-name="P6" draw:layer="layout" svg:width="22.859cm" svg:height="12.571cm" svg:x="1.27cm" svg:y="4.445cm" presentation:class="outline" presentation:user-transformed="true">
          <draw:text-box>
            <text:list text:style-name="L11">
              <text:list-item>
                <text:p text:style-name="P8"><text:span text:style-name="T14"><text:a xlink:href="https://arxiv.org/abs/1309.0238" xlink:type="simple">API design for machine learning software: experiences from the scikit-learn project</text:a></text:span><text:span text:style-name="T15">, Buitinck </text:span><text:span text:style-name="T16">et al.</text:span><text:span text:style-name="T15">, 2013.</text:span></text:p>
              </text:list-item>
              <text:list-item>
                <text:p text:style-name="P8"><text:span text:style-name="T15"><text:a xlink:href="https://docs.scipy.org/doc/scipy/reference/generated/scipy.stats.pearsonr.html" xlink:type="simple">https://docs.scipy.org/doc/scipy/reference/generated/scipy.stats.pearsonr.html</text:a></text:span></text:p>
              </text:list-item>
              <text:list-item>
                <text:p text:style-name="P8"><text:span text:style-name="T15"><text:a xlink:href="https://docs.scipy.org/doc/scipy/reference/generated/scipy.stats.spearmanr.html#scipy.stats.spearmanr" xlink:type="simple">https://docs.scipy.org/doc/scipy/reference/generated/scipy.stats.spearmanr.html#scipy.stats.spearmanr</text:a>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52" presentation:class="page"/>
          <draw:frame presentation:style-name="pr1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3" draw:style-name="dp16" draw:master-page-name="Default" presentation:presentation-page-layout-name="AL2T11">
        <draw:frame draw:name="Title 1_30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3">Bibliography</text:span></text:p>
          </draw:text-box>
        </draw:frame>
        <draw:frame draw:name="Content Placeholder 2_30" presentation:style-name="pr12" draw:text-style-name="P6" draw:layer="layout" svg:width="22.859cm" svg:height="12.571cm" svg:x="1.27cm" svg:y="4.445cm" presentation:class="outline" presentation:user-transformed="true">
          <draw:text-box>
            <text:list text:style-name="L12">
              <text:list-item>
                <text:p text:style-name="P18"><text:span text:style-name="T15"><text:a xlink:href="https://www.investopedia.com/terms/p/p-value.asp" xlink:type="simple">https://www.investopedia.com/terms/p/p-value.asp</text:a></text:span></text:p>
              </text:list-item>
              <text:list-item>
                <text:p text:style-name="P18"><text:span text:style-name="T15"><text:a xlink:href="https://scikit-learn.org/stable/auto_examples/manifold/plot_swissroll.html#sphx-glr-auto-examples-manifold-plot-swissroll-py" xlink:type="simple">https://scikit-learn.org/stable/auto_examples/manifold/plot_swissroll.html#sphx-glr-auto-examples-manifold-plot-swissroll-py</text:a></text:span></text:p>
              </text:list-item>
              <text:list-item>
                <text:p text:style-name="P18"><text:span text:style-name="T15"><text:a xlink:href="https://scikit-learn.org/stable/auto_examples/manifold/plot_compare_methods.html#sphx-glr-auto-examples-manifold-plot-compare-methods-py" xlink:type="simple">https://scikit-learn.org/stable/auto_examples/manifold/plot_compare_methods.html#sphx-glr-auto-examples-manifold-plot-compare-methods-py</text:a>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53" presentation:class="page"/>
          <draw:frame presentation:style-name="pr1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4" draw:style-name="dp16" draw:master-page-name="Default" presentation:presentation-page-layout-name="AL2T11">
        <draw:frame draw:name="Title 1_45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3">Bibliography</text:span></text:p>
          </draw:text-box>
        </draw:frame>
        <draw:frame draw:name="Content Placeholder 2_45" presentation:style-name="pr15" draw:text-style-name="P19" draw:layer="layout" svg:width="22.859cm" svg:height="12.571cm" svg:x="1.27cm" svg:y="3.937cm" presentation:class="outline" presentation:user-transformed="true">
          <draw:text-box>
            <text:p text:style-name="P18"><text:span text:style-name="T15">16) </text:span><text:span text:style-name="T15"><text:a xlink:href="https://wizardforcel.gitbooks.io/scikit-and-tensorflow-workbooks-bjpcjp/content/ch08-dimensionality-reduction.html" xlink:type="simple">https://wizardforcel.gitbooks.io/scikit-and-tensorflow-workbooks-bjpcjp/content/ch08-dimensionality-reduction.html</text:a></text:span></text:p>
            <text:p text:style-name="P18"><text:span text:style-name="T15">17) </text:span><text:span text:style-name="T15"><text:a xlink:href="https://pub.towardsai.net/principal-component-analysis-in-dimensionality-reduction-with-python-1a613006d531" xlink:type="simple">https://pub.towardsai.net/principal-component-analysis-in-dimensionality-reduction-with-python-1a613006d531</text:a></text:span></text:p>
            <text:p text:style-name="P18"><text:span text:style-name="T15">18) </text:span><text:span text:style-name="T15"><text:a xlink:href="https://towardsdatascience.com/the-kernel-trick-c98cdbcaeb3f" xlink:type="simple">https://towardsdatascience.com/the-kernel-trick-c98cdbcaeb3f</text:a></text:span><text:span text:style-name="T15"><text:s/>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4" presentation:class="page"/>
          <draw:frame presentation:style-name="pr1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5" draw:style-name="dp16" draw:master-page-name="Default" presentation:presentation-page-layout-name="AL2T11">
        <draw:frame draw:name="Title 1_90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3">Bibliography</text:span></text:p>
          </draw:text-box>
        </draw:frame>
        <draw:frame draw:name="Content Placeholder 2_89" presentation:style-name="pr16" draw:text-style-name="P19" draw:layer="layout" svg:width="22.859cm" svg:height="12.571cm" svg:x="1.27cm" svg:y="3.937cm" presentation:class="outline" presentation:user-transformed="true">
          <draw:text-box>
            <text:p text:style-name="P18"><text:span text:style-name="T15">19) </text:span><text:span text:style-name="T15">https://cs.nyu.edu/~roweis/lle/papers/ll</text:span><text:span text:style-name="T15">eintro.pdf</text:span></text:p>
            <text:p text:style-name="P18"><text:span text:style-name="T15">20)https://docs.python.org/3/library/</text:span><text:span text:style-name="T15">json.html </text:span></text:p>
            <text:p text:style-name="P18"><text:span text:style-name="T15">21)https://academic.oup.com/</text:span><text:span text:style-name="T15">bioinformatics/article/</text:span><text:span text:style-name="T15">24/18/2010/190849?login=false</text:span></text:p>
            <text:p text:style-name="P18"><text:span text:style-name="T15">22)</text:span><text:span text:style-name="T15"><text:a xlink:href="https://arxiv.org/pdf/1904.10416.pdf" xlink:type="simple">https://arxiv.org/pdf/1904.10416.pdf</text:a></text:span></text:p>
            <text:p text:style-name="P18"><text:span text:style-name="T15">23)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5" presentation:class="page"/>
          <draw:frame presentation:style-name="pr1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dditional Resources" draw:style-name="dp17" draw:master-page-name="Default" presentation:presentation-page-layout-name="AL2T11"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3">Additional Resources</text:span></text:p>
          </draw:text-box>
        </draw:frame>
        <draw:frame draw:name="Content Placeholder 2" presentation:style-name="pr12" draw:text-style-name="P6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8"><text:span text:style-name="T14"><text:a xlink:href="https://towardsdatascience.com/over-fitting-and-regularization-64d16100f45c" xlink:type="simple">https://towardsdatascience.com/over-fitting-and-regularization-64d16100f45c</text:a></text:span></text:p>
              </text:list-item>
              <text:list-item>
                <text:p text:style-name="P8"><text:span text:style-name="T15">https://towardsdatascience.com/</text:span><text:span text:style-name="T15">scale-standardize-or-normalize-with-</text:span><text:span text:style-name="T15">scikit-learn-6ccc7d176a02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56" presentation:class="page"/>
          <draw:frame presentation:style-name="pr1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ICENSE" draw:style-name="dp18" draw:master-page-name="Default" presentation:presentation-page-layout-name="AL2T11"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3">LICENSE</text:span></text:p>
          </draw:text-box>
        </draw:frame>
        <draw:frame draw:name="Content Placeholder 2" presentation:style-name="pr12" draw:text-style-name="P6" draw:layer="layout" svg:width="22.859cm" svg:height="12.571cm" svg:x="1.27cm" svg:y="4.445cm" presentation:class="outline" presentation:user-transformed="true">
          <draw:text-box>
            <text:list text:style-name="L13">
              <text:list-item>
                <text:p text:style-name="P8"><text:span text:style-name="T15">Copyright 2022 Douglas Bowman</text:span></text:p>
              </text:list-item>
              <text:list-item>
                <text:p text:style-name="P8"><text:span text:style-name="T15">Permission is hereby granted, free of </text:span><text:span text:style-name="T15">charge, to any person obtaining a </text:span><text:span text:style-name="T15">copy of this software and associated </text:span><text:span text:style-name="T15">documentation files (the "Software"), </text:span><text:span text:style-name="T15">to deal in the Software without </text:span><text:span text:style-name="T15">restriction, including without </text:span><text:span text:style-name="T15">limitation the rights to use, copy, </text:span><text:span text:style-name="T15">modify, merge, publish, distribute, </text:span><text:span text:style-name="T15">sublicense, and/or sell copies of the </text:span><text:span text:style-name="T15">Software, and to permit persons to </text:span><text:span text:style-name="T15">whom the Software is furnished to do </text:span><text:span text:style-name="T15">so, subject to the following </text:span><text:span text:style-name="T15">conditions:</text:span></text:p>
              </text:list-item>
              <text:list-item>
                <text:p text:style-name="P8"><text:span text:style-name="T15">The above copyright notice and this </text:span><text:span text:style-name="T15">permission notice shall be included in </text:span><text:span text:style-name="T15">all copies or substantial portions of </text:span><text:span text:style-name="T15">the Software.</text:span></text:p>
              </text:list-item>
              <text:list-item>
                <text:p text:style-name="P8"><text:span text:style-name="T15">THE SOFTWARE IS PROVIDED "AS IS", </text:span><text:span text:style-name="T15">WITHOUT WARRANTY OF ANY KIND, </text:span><text:span text:style-name="T15">EXPRESS OR IMPLIED, INCLUDING </text:span><text:span text:style-name="T15">BUT NOT LIMITED TO THE </text:span><text:span text:style-name="T15">WARRANTIES OF MERCHANTABILITY, </text:span><text:span text:style-name="T15">FITNESS FOR A PARTICULAR </text:span><text:span text:style-name="T15">PURPOSE AND NONINFRINGEMENT. </text:span><text:span text:style-name="T15">IN NO EVENT SHALL THE AUTHORS </text:span><text:span text:style-name="T15">OR COPYRIGHT HOLDERS BE LIABLE </text:span><text:span text:style-name="T15">FOR ANY CLAIM, DAMAGES OR </text:span><text:span text:style-name="T15">OTHER LIABILITY, WHETHER IN AN </text:span><text:span text:style-name="T15">ACTION OF CONTRACT, TORT OR </text:span><text:span text:style-name="T15">OTHERWISE, ARISING FROM, OUT OF </text:span><text:span text:style-name="T15">OR IN CONNECTION WITH THE </text:span><text:span text:style-name="T15">SOFTWARE OR THE USE OR OTHER </text:span><text:span text:style-name="T15">DEALINGS IN THE SOFTWARE.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57" presentation:class="page"/>
          <draw:frame presentation:style-name="pr1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4" svg:font-family="Calibri" style:font-adornments="Regular"/>
    <style:font-face style:name="Calibri3" svg:font-family="Calibri" style:font-adornments="Regular" style:font-pitch="fixed"/>
    <style:font-face style:name="Noto Mono2" svg:font-family="'Noto Mono'" style:font-adornments="Regular" style:font-pitch="fixed"/>
    <style:font-face style:name="Calibri1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Noto Mono1" svg:font-family="'Noto Mono'" style:font-adornments="Regular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Mono" svg:font-family="'Noto Mono'" style:font-family-generic="roman" style:font-pitch="variable"/>
    <style:font-face style:name="Noto Mono3" svg:font-family="'Noto Mono'" style:font-adornments="Regular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20100000780000004B043A3F1D1F1EC65A6.png" xlink:type="simple" xlink:show="embed" xlink:actuate="onLoad"/>
    <draw:fill-image draw:name="msFillBitmap_20_158" draw:display-name="msFillBitmap 158" xlink:href="Pictures/10000000000007800000043818FA1BCFC5DFB8E6.jpg" xlink:type="simple" xlink:show="embed" xlink:actuate="onLoad"/>
    <draw:fill-image draw:name="msFillBitmap_20_181" draw:display-name="msFillBitmap 181" xlink:href="Pictures/1000020100000780000004B043A3F1D1F1EC65A6.png" xlink:type="simple" xlink:show="embed" xlink:actuate="onLoad"/>
    <draw:fill-image draw:name="msFillBitmap_20_182" draw:display-name="msFillBitmap 182" xlink:href="Pictures/1000020100000780000004B043A3F1D1F1EC65A6.png" xlink:type="simple" xlink:show="embed" xlink:actuate="onLoad"/>
    <draw:fill-image draw:name="msFillBitmap_20_183" draw:display-name="msFillBitmap 183" xlink:href="Pictures/1000020100000780000004B043A3F1D1F1EC65A6.png" xlink:type="simple" xlink:show="embed" xlink:actuate="onLoad"/>
    <draw:fill-image draw:name="msFillBitmap_20_184" draw:display-name="msFillBitmap 184" xlink:href="Pictures/1000020100000780000004B043A3F1D1F1EC65A6.png" xlink:type="simple" xlink:show="embed" xlink:actuate="onLoad"/>
    <draw:fill-image draw:name="msFillBitmap_20_185" draw:display-name="msFillBitmap 185" xlink:href="Pictures/1000020100000780000004B043A3F1D1F1EC65A6.png" xlink:type="simple" xlink:show="embed" xlink:actuate="onLoad"/>
    <draw:fill-image draw:name="msFillBitmap_20_186" draw:display-name="msFillBitmap 186" xlink:href="Pictures/1000020100000780000004B043A3F1D1F1EC65A6.png" xlink:type="simple" xlink:show="embed" xlink:actuate="onLoad"/>
    <draw:fill-image draw:name="msFillBitmap_20_187" draw:display-name="msFillBitmap 187" xlink:href="Pictures/1000020100000780000004B043A3F1D1F1EC65A6.png" xlink:type="simple" xlink:show="embed" xlink:actuate="onLoad"/>
    <draw:fill-image draw:name="msFillBitmap_20_197" draw:display-name="msFillBitmap 197" xlink:href="Pictures/1000000000000A000000064038056564B415F20F.jpg" xlink:type="simple" xlink:show="embed" xlink:actuate="onLoad"/>
    <draw:fill-image draw:name="msFillBitmap_20_198" draw:display-name="msFillBitmap 198" xlink:href="Pictures/1000000000000A000000064038056564B415F20F.jpg" xlink:type="simple" xlink:show="embed" xlink:actuate="onLoad"/>
    <draw:fill-image draw:name="msFillBitmap_20_199" draw:display-name="msFillBitmap 199" xlink:href="Pictures/1000000000000A000000064038056564B415F20F.jpg" xlink:type="simple" xlink:show="embed" xlink:actuate="onLoad"/>
    <draw:fill-image draw:name="msFillBitmap_20_200" draw:display-name="msFillBitmap 200" xlink:href="Pictures/1000000000000A000000064038056564B415F20F.jpg" xlink:type="simple" xlink:show="embed" xlink:actuate="onLoad"/>
    <draw:fill-image draw:name="msFillBitmap_20_201" draw:display-name="msFillBitmap 201" xlink:href="Pictures/1000000000000A000000064038056564B415F20F.jpg" xlink:type="simple" xlink:show="embed" xlink:actuate="onLoad"/>
    <draw:fill-image draw:name="msFillBitmap_20_202" draw:display-name="msFillBitmap 202" xlink:href="Pictures/1000000000000A000000064038056564B415F20F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031c37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031c37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Noto Mono2" fo:font-family="'Noto Mono'" style:font-style-name="Regular" style:font-pitch="fixed" fo:font-size="1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2f2f2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number text:level="1" style:num-suffix=")" style:num-format="1">
            <style:list-level-properties text:space-before="0.3cm" text:min-label-width="0.9cm"/>
            <style:text-properties style:use-window-font-color="true" fo:font-size="100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31c37"/>
    </style:style>
    <style:style style:name="Mdp2" style:family="drawing-page">
      <style:drawing-page-properties draw:background-size="border" draw:fill="solid" draw:fill-color="#f2f2f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f3f3f3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0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48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3-11-14">11/14/23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48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8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Click to edit Master text styles</text:span></text:p>
              <text:list>
                <text:list-item>
                  <text:p text:style-name="MP11"><text:span text:style-name="MT5">Second level</text:span></text:p>
                  <text:list>
                    <text:list-item>
                      <text:p text:style-name="MP12"><text:span text:style-name="MT6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3-11-14">11/14/23</text:date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48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8</text:page-number></text:span></text:p>
          </draw:text-box>
        </draw:frame>
      </presentation:notes>
    </style:master-page>
    <style:master-page style:name="Default" style:page-layout-name="PM1" draw:style-name="Mdp2">
      <draw:frame draw:name="Title 1" presentation:style-name="Mpr1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8">Click to edit Master title style</text:span></text:p>
        </draw:text-box>
      </draw:frame>
      <draw:frame draw:name="Content Placeholder 2" presentation:style-name="Mpr11" draw:text-style-name="MP1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10"><text:span text:style-name="MT9">Click to edit Master text styles</text:span></text:p>
              <text:list>
                <text:list-item>
                  <text:p text:style-name="MP11"><text:span text:style-name="MT10">Second level</text:span></text:p>
                  <text:list>
                    <text:list-item>
                      <text:p text:style-name="MP12"><text:span text:style-name="MT11">Third level</text:span></text:p>
                      <text:list>
                        <text:list-item>
                          <text:p text:style-name="MP13"><text:span text:style-name="MT12">Fourth level</text:span></text:p>
                          <text:list>
                            <text:list-item>
                              <text:p text:style-name="MP13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13"><text:date style:data-style-name="D1" text:date-value="2023-11-14">11/14/23</text:date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13"><text:page-number>48</text:page-number></text:span></text:p>
        </draw:text-box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4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Doug Bowman</meta:initial-creator>
    <meta:editing-cycles>1118</meta:editing-cycles>
    <meta:creation-date>2018-01-12T01:50:51</meta:creation-date>
    <dc:date>2023-11-14T20:39:39.538543154</dc:date>
    <meta:editing-duration>P9DT7H14M9S</meta:editing-duration>
    <meta:generator>LibreOffice/7.0.4.2$Linux_X86_64 LibreOffice_project/00$Build-2</meta:generator>
    <meta:document-statistic meta:object-count="277"/>
    <meta:user-defined meta:name="AppVersion">16.0000</meta:user-defined>
    <meta:user-defined meta:name="Notes" meta:value-type="float">53</meta:user-defined>
    <meta:user-defined meta:name="PresentationFormat">On-screen Show (4:3)</meta:user-defined>
    <meta:user-defined meta:name="Slides" meta:value-type="float">203</meta:user-defined>
  </office:meta>
</office:document-meta>
</file>